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b0d2" officeooo:paragraph-rsid="0008b0d2"/>
    </style:style>
    <style:style style:name="P2" style:family="paragraph" style:parent-style-name="Standard">
      <style:text-properties fo:font-size="20pt" fo:font-weight="bold" officeooo:rsid="0008b0d2" officeooo:paragraph-rsid="0008b0d2" style:font-size-asian="20pt" style:font-weight-asian="bold" style:font-size-complex="20pt" style:font-weight-complex="bold"/>
    </style:style>
    <style:style style:name="P3" style:family="paragraph" style:parent-style-name="Standard">
      <style:text-properties fo:font-size="14pt" officeooo:rsid="000be522" officeooo:paragraph-rsid="000be522" style:font-size-asian="12.25pt" style:font-size-complex="14pt"/>
    </style:style>
    <style:style style:name="P4" style:family="paragraph" style:parent-style-name="Standard">
      <style:text-properties officeooo:paragraph-rsid="000d2d1a"/>
    </style:style>
    <style:style style:name="P5" style:family="paragraph" style:parent-style-name="Standard">
      <style:text-properties fo:font-style="normal" officeooo:rsid="0014e4cc" officeooo:paragraph-rsid="0014e4cc" style:font-style-asian="normal" style:font-style-complex="normal"/>
    </style:style>
    <style:style style:name="P6" style:family="paragraph" style:parent-style-name="Standard">
      <style:text-properties officeooo:paragraph-rsid="0015942b"/>
    </style:style>
    <style:style style:name="P7" style:family="paragraph" style:parent-style-name="Standard">
      <style:text-properties officeooo:paragraph-rsid="001706d3"/>
    </style:style>
    <style:style style:name="P8" style:family="paragraph" style:parent-style-name="Standard">
      <style:text-properties officeooo:rsid="00124685" officeooo:paragraph-rsid="001706d3"/>
    </style:style>
    <style:style style:name="P9" style:family="paragraph" style:parent-style-name="Standard" style:list-style-name="L1">
      <style:text-properties fo:font-style="normal" officeooo:rsid="0008b0d2" officeooo:paragraph-rsid="001706d3" style:font-style-asian="normal" style:font-style-complex="normal"/>
    </style:style>
    <style:style style:name="P10" style:family="paragraph" style:parent-style-name="Standard" style:list-style-name="L1">
      <style:text-properties fo:font-style="normal" officeooo:rsid="0014e4cc" officeooo:paragraph-rsid="0014e4cc" style:font-style-asian="normal" style:font-style-complex="normal"/>
    </style:style>
    <style:style style:name="P11" style:family="paragraph" style:parent-style-name="Standard" style:list-style-name="L1">
      <style:text-properties fo:font-style="normal" officeooo:rsid="0012e9b5" officeooo:paragraph-rsid="0012e9b5" style:font-style-asian="normal" style:font-style-complex="normal"/>
    </style:style>
    <style:style style:name="P12" style:family="paragraph" style:parent-style-name="Standard" style:list-style-name="L1">
      <style:text-properties fo:font-style="italic" officeooo:rsid="0012e9b5" officeooo:paragraph-rsid="0012e9b5" style:font-style-asian="italic" style:font-style-complex="italic"/>
    </style:style>
    <style:style style:name="P13" style:family="paragraph" style:parent-style-name="Standard" style:list-style-name="L2">
      <style:text-properties fo:font-style="italic" officeooo:rsid="0015942b" officeooo:paragraph-rsid="0015942b" style:font-style-asian="italic" style:font-style-complex="italic"/>
    </style:style>
    <style:style style:name="P14" style:family="paragraph" style:parent-style-name="Standard" style:list-style-name="L2">
      <style:text-properties officeooo:paragraph-rsid="0014e4cc"/>
    </style:style>
    <style:style style:name="T1" style:family="text">
      <style:text-properties officeooo:rsid="0008ed10"/>
    </style:style>
    <style:style style:name="T2" style:family="text">
      <style:text-properties officeooo:rsid="000ad3d0"/>
    </style:style>
    <style:style style:name="T3" style:family="text">
      <style:text-properties officeooo:rsid="000be522"/>
    </style:style>
    <style:style style:name="T4" style:family="text">
      <style:text-properties officeooo:rsid="000d2d1a"/>
    </style:style>
    <style:style style:name="T5" style:family="text">
      <style:text-properties officeooo:rsid="000ee4ac"/>
    </style:style>
    <style:style style:name="T6" style:family="text">
      <style:text-properties officeooo:rsid="0010b102"/>
    </style:style>
    <style:style style:name="T7" style:family="text">
      <style:text-properties officeooo:rsid="00124685"/>
    </style:style>
    <style:style style:name="T8" style:family="text">
      <style:text-properties fo:font-style="normal" officeooo:rsid="0014e4cc" style:font-style-asian="normal" style:font-style-complex="normal"/>
    </style:style>
    <style:style style:name="T9" style:family="text">
      <style:text-properties fo:font-style="normal" officeooo:rsid="0015942b" style:font-style-asian="normal" style:font-style-complex="normal"/>
    </style:style>
    <style:style style:name="T10" style:family="text">
      <style:text-properties officeooo:rsid="0015942b"/>
    </style:style>
    <style:style style:name="T11" style:family="text">
      <style:text-properties fo:font-style="italic" officeooo:rsid="0015942b" style:font-style-asian="italic" style:font-style-complex="italic"/>
    </style:style>
    <style:style style:name="T12" style:family="text">
      <style:text-properties officeooo:rsid="001706d3"/>
    </style:style>
    <style:style style:name="T13" style:family="text">
      <style:text-properties officeooo:rsid="0018663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text:span text:style-name="T3">aterials and M</text:span>ethods</text:p>
      <text:p text:style-name="P3">1. Data source and selection criteria</text:p>
      <text:p text:style-name="P1"/>
      <text:p text:style-name="P7"><text:span text:style-name="T4">In order to quantify the long-term effects of conventional and organic agriculture on the bulk soil microbiome, </text:span><text:span text:style-name="T13">21</text:span><text:span text:style-name="T4"> studies were amassed and their results analysed in a meta-analysis (Table 1). </text:span><text:span text:style-name="T5">A comprehensive literature search was conducted </text:span><text:span text:style-name="T6">from </text:span><text:span text:style-name="T7">June 2022 to July 2022 </text:span><text:span text:style-name="T5">in online </text:span><text:span text:style-name="T6">databases</text:span><text:span text:style-name="T5"> Google Scholar and Web of Science using search terms produced by the R package “LitSearchR”</text:span><text:span text:style-name="T4"> </text:span><text:span text:style-name="T6">(available at </text:span><text:a xlink:type="simple" xlink:href="https://github.com/elizagrames/litsearchr" text:style-name="Internet_20_link" text:visited-style-name="Visited_20_Internet_20_Link"><text:span text:style-name="T6">https://github.com/elizagrames/litsearchr</text:span></text:a><text:span text:style-name="T6">). The particular search strategy outputted by the programme was ((bacteria OR microbes OR eukaryote) AND (abundance OR biodiversity OR incidence OR occurrence OR diversity OR \”community composition\”) AND (\”agricultural soil\” OR agriculture OR conservation OR \”crop rotation\” OR cultivation OR farming OR \”land use\” OR natural OR \”organic farming \” OR soil OR \”conventional farming\”)). </text:span><text:span text:style-name="T12">The literature search was performed reverse chronologically in order to identify the most recent significant findings. </text:span></text:p>
      <text:p text:style-name="P8">Additionally, papers were identified using manual searching of bibliographies of previously selected studies, if they were not already found using the search terms. Papers were initially identified and classed as relevant based off the title and abstract. Once a list of papers had been collected, the list was refined using the following criteria:</text:p>
      <text:p text:style-name="P4"/>
      <text:list xml:id="list857208143" text:style-name="L1">
        <text:list-item>
          <text:p text:style-name="P9"><text:span text:style-name="T12">C</text:span><text:span text:style-name="T1">ompar</text:span><text:span text:style-name="T12">ison of</text:span><text:span text:style-name="T1"> organic and conventional farming provided quantitative results on soil microbial diversity </text:span><text:span text:style-name="T2">and/</text:span><text:span text:style-name="T1">or abundance.</text:span></text:p>
        </text:list-item>
        <text:list-item>
          <text:p text:style-name="P10">Agricultural practices must have been applied for at least two consecutive years prior to sampling. </text:p>
        </text:list-item>
        <text:list-item>
          <text:p text:style-name="P12">Farming system comparison needs to be pairwise, meaning the compared fields are subjected to the same pedo-climatic conditions (e.g. temperature, precipitation, soil type).</text:p>
        </text:list-item>
        <text:list-item>
          <text:p text:style-name="P12">Only data deriving from open field and greenhouses were considered. Experimental incubation studies in the lab or pot trials were not included since they do not reflect in situ soil conditions. </text:p>
        </text:list-item>
        <text:list-item>
          <text:p text:style-name="P11"><text:span text:style-name="T12">The study was related to European farming systems,</text:span> in order to answer our secondary research question regarding EU agricultural policy. </text:p>
        </text:list-item>
        <text:list-item>
          <text:p text:style-name="P10"><text:span text:style-name="T12">U</text:span>sed cereal crops, either as the primary crop or as cover crop, in order to control for differences in the soil microbiome due to species of crop. </text:p>
        </text:list-item>
        <text:list-item>
          <text:p text:style-name="P10">The <text:span text:style-name="T12">document type was defined as ‘</text:span>article’, <text:span text:style-name="T12">language as ‘English’</text:span> and <text:span text:style-name="T12">wa</text:span>s published in a scientific, peer-reviewed journal. </text:p>
        </text:list-item>
      </text:list>
      <text:p text:style-name="P5"/>
      <text:p text:style-name="P5">Additional criteria were applied to studies in order to prepare them for data handling.</text:p>
      <text:p text:style-name="P5"/>
      <text:list xml:id="list1197586042" text:style-name="L2">
        <text:list-item>
          <text:p text:style-name="P14"><text:span text:style-name="T9">I</text:span><text:span text:style-name="T8">f the study sites being compared did not specifically state ‘conventional’ or ‘organic’, or if a third intermediate/transition site using some aspects of organic/conventional management strategies were identified, then the sites were assigned into one of four categories: natural, organic, intermediate or conventional, using definitions provided by the author (Table 2). </text:span></text:p>
        </text:list-item>
        <text:list-item>
          <text:p text:style-name="P13">If several fertilisation doses were applied, always ‘full fertilisation’ often referred to as ‘recommended’ was chosen. Furthermore, if several fertiliser treatments were compared within the same study, they were handled as individual comparisons.</text:p>
        </text:list-item>
        <text:list-item>
          <text:p text:style-name="P13">When different crop rotations from a certain site existed, they were handled as individual comparisons.</text:p>
        </text:list-item>
      </text:list>
      <text:p text:style-name="P1"/>
      <text:p text:style-name="P6"><text:span text:style-name="T10">The target variables extracted from each study are stated in Table 3. Additional study characteristics recorded as </text:span><text:span text:style-name="T11">covariates for further categorical analysis</text:span><text:span text:style-name="T10"> are present in Table 4. In cases were data was </text:span><text:soft-page-break/><text:span text:style-name="T10">only reported in graphical format, the R package “metaDigitise” (Pick et al., 2018) (</text:span><text:a xlink:type="simple" xlink:href="https://doi.org/10.1101/247775" text:style-name="Internet_20_link" text:visited-style-name="Visited_20_Internet_20_Link"><text:span text:style-name="T10">https://doi.org/10.1101/247775</text:span></text:a><text:span text:style-name="T10">) was used </text:span><text:span text:style-name="T11">for more standardised data extraction</text:span><text:span text:style-name="T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7T15:00:22.295236722</meta:creation-date>
    <dc:date>2022-07-28T11:47:27.391699784</dc:date>
    <meta:editing-duration>PT28M1S</meta:editing-duration>
    <meta:editing-cycles>4</meta:editing-cycles>
    <meta:generator>LibreOffice/6.4.7.2$Linux_X86_64 LibreOffice_project/40$Build-2</meta:generator>
    <meta:document-statistic meta:table-count="0" meta:image-count="0" meta:object-count="0" meta:page-count="2" meta:paragraph-count="16" meta:word-count="521" meta:character-count="3545" meta:non-whitespace-character-count="3042"/>
  </office:meta>
</office:document-meta>
</file>